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842" officeooo:paragraph-rsid="00110842"/>
    </style:style>
    <style:style style:name="P2" style:family="paragraph" style:parent-style-name="Standard">
      <style:text-properties fo:font-weight="normal" officeooo:rsid="00110842" officeooo:paragraph-rsid="0011084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...</text:p>
      <text:p text:style-name="P1"/>
      <text:p text:style-name="P1">Esiste un modo speciale per inizializzare la costante stringa</text:p>
      <text:p text:style-name="P1"/>
      <text:p text:style-name="P1">Costanti --&gt; dichiarate con const o semplicemente numeri</text:p>
      <text:p text:style-name="P1"/>
      <text:p text:style-name="P1">"gatto" = costante C string</text:p>
      <text:p text:style-name="P1"/>
      <text:p text:style-name="P1">Il C considera automaticamente il carattere '\0'. Per esempio printf("%s", "gatto"); (quando no?)</text:p>
      <text:p text:style-name="P1"/>
      <text:p text:style-name="P1">char stringa; stringa = "gatto"; <text:span text:style-name="T1">NO!!!</text:span><text:span text:style-name="T2"> solo char stringa[10] = "gatto";</text:span></text:p>
      <text:p text:style-name="P2"/>
      <text:p text:style-name="P2">scanf("%c", &amp;stringa[7]); solo stringa non richiede &amp;.</text:p>
      <text:p text:style-name="P1"><text:span text:style-name="T2">scanf("%s", stringa[7]); </text:span><text:span text:style-name="T1">/* "[7]"?? */</text:span></text:p>
      <text:p text:style-name="P2"/>
      <text:p text:style-name="P2">100 caratteri: array da 101 elementi.</text:p>
      <text:p text:style-name="P2"/>
      <text:p text:style-name="P2">se ho array con x elementi, e il primo contiene '\0', allora si annulla tutto quello che segue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6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1" meta:paragraph-count="10" meta:word-count="84" meta:character-count="538" meta:non-whitespace-character-count="465"/>
  </office:meta>
</office:document-meta>
</file>